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oto Sans1" svg:font-family="'Noto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111111" draw:marker-start-width="0.279cm" draw:marker-end-width="0.279cm" draw:fill-color="#1c1c1c" draw:textarea-horizontal-align="justify" draw:textarea-vertical-align="middle" draw:auto-grow-height="false" fo:min-height="13.466cm" fo:min-width="6.21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111111" draw:marker-start-width="0.279cm" draw:marker-end-width="0.279cm" draw:fill-color="#eeeeee" draw:textarea-horizontal-align="justify" draw:textarea-vertical-align="middle" draw:auto-grow-height="false" fo:min-height="11.698cm" fo:min-width="6.449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9cm"/>
      <style:paragraph-properties style:writing-mode="lr-tb"/>
    </style:style>
    <style:style style:name="gr4" style:family="graphic" style:parent-style-name="HTML_5f_inputText">
      <style:graphic-properties fo:min-height="0.755cm" fo:min-width="5.204cm"/>
    </style:style>
    <style:style style:name="gr5" style:family="graphic" style:parent-style-name="HTML_5f_inputLabel">
      <style:graphic-properties fo:min-height="0.577cm" fo:min-width="1.67cm"/>
      <style:paragraph-properties style:writing-mode="lr-tb"/>
    </style:style>
    <style:style style:name="gr6" style:family="graphic" style:parent-style-name="HTML_5f_inputLabel">
      <style:graphic-properties fo:min-height="0.577cm" fo:min-width="1.183cm"/>
      <style:paragraph-properties style:writing-mode="lr-tb"/>
    </style:style>
    <style:style style:name="gr7" style:family="graphic" style:parent-style-name="HTML_5f_boton_5f_principal">
      <style:graphic-properties fo:min-height="0.844cm" fo:min-width="3.261cm"/>
      <style:paragraph-properties style:writing-mode="lr-tb"/>
    </style:style>
    <style:style style:name="gr8" style:family="graphic" style:parent-style-name="CUADRO_5f_cabecera">
      <style:paragraph-properties style:writing-mode="lr-tb"/>
    </style:style>
    <style:style style:name="gr9" style:family="graphic" style:parent-style-name="CUADRO_5f_body">
      <style:paragraph-properties style:writing-mode="lr-tb"/>
    </style:style>
    <style:style style:name="gr10" style:family="graphic" style:parent-style-name="standard" style:list-style-name="L1">
      <style:graphic-properties draw:fill="none" draw:opacity="100%" draw:textarea-horizontal-align="justify" draw:textarea-vertical-align="top" draw:auto-grow-height="false" fo:min-height="2.671cm" fo:min-width="8.009cm"/>
      <style:paragraph-properties style:writing-mode="lr-tb"/>
    </style:style>
    <style:style style:name="gr11" style:family="graphic" style:parent-style-name="standard" style:list-style-name="L1">
      <style:graphic-properties draw:fill="none" draw:opacity="100%" draw:textarea-horizontal-align="justify" draw:textarea-vertical-align="top" draw:auto-grow-height="false" fo:min-height="2.163cm" fo:min-width="8.009cm"/>
      <style:paragraph-properties style:writing-mode="lr-tb"/>
    </style:style>
    <style:style style:name="gr12" style:family="graphic" style:parent-style-name="standard" style:list-style-name="L1">
      <style:graphic-properties draw:fill="none" draw:textarea-horizontal-align="justify" draw:textarea-vertical-align="middle" draw:auto-grow-height="false" fo:min-height="1.147cm" fo:min-width="18.5cm"/>
      <style:paragraph-properties style:writing-mode="lr-tb"/>
    </style:style>
    <style:style style:name="gr13" style:family="graphic" style:parent-style-name="CUADRO_5f_cabecera">
      <style:graphic-properties fo:min-height="0.611cm" fo:min-width="7.981cm"/>
      <style:paragraph-properties style:writing-mode="lr-tb"/>
    </style:style>
    <style:style style:name="gr14" style:family="graphic" style:parent-style-name="CUADRO_5f_body">
      <style:graphic-properties fo:min-height="5.592cm" fo:min-width="8.009cm"/>
      <style:paragraph-properties style:writing-mode="lr-tb"/>
    </style:style>
    <style:style style:name="gr15" style:family="graphic" style:parent-style-name="standard" style:list-style-name="L1">
      <style:graphic-properties draw:fill="none" draw:opacity="100%" draw:textarea-horizontal-align="justify" draw:textarea-vertical-align="top" draw:auto-grow-height="false" fo:min-height="2.671cm" fo:min-width="8.009cm"/>
      <style:paragraph-properties style:writing-mode="lr-tb"/>
    </style:style>
    <style:style style:name="gr16" style:family="graphic" style:parent-style-name="standard" style:list-style-name="L1">
      <style:graphic-properties draw:fill="none" draw:opacity="100%" draw:textarea-horizontal-align="justify" draw:textarea-vertical-align="top" draw:auto-grow-height="false" fo:min-height="2.163cm" fo:min-width="8.009cm"/>
      <style:paragraph-properties style:writing-mode="lr-tb"/>
    </style:style>
    <style:style style:name="gr17" style:family="graphic" style:parent-style-name="standard" style:list-style-name="L1">
      <style:graphic-properties draw:fill="none" draw:textarea-horizontal-align="justify" draw:textarea-vertical-align="middle" draw:auto-grow-height="false" fo:min-height="1.147cm" fo:min-width="18.5cm"/>
      <style:paragraph-properties style:writing-mode="lr-tb"/>
    </style:style>
    <style:style style:name="gr18" style:family="graphic" style:parent-style-name="standard">
      <style:graphic-properties svg:stroke-color="#355269" draw:fill-color="#355269" draw:textarea-horizontal-align="justify" draw:textarea-vertical-align="middle" draw:auto-grow-height="false" fo:min-height="1.147cm" fo:min-width="6.485cm"/>
      <style:paragraph-properties style:writing-mode="lr-tb"/>
    </style:style>
    <style:style style:name="gr19" style:family="graphic" style:parent-style-name="HTML_5f_boton_5f_menu">
      <style:graphic-properties fo:min-height="0cm" fo:min-width="0cm"/>
    </style:style>
    <style:style style:name="gr20" style:family="graphic" style:parent-style-name="objectwithoutfill">
      <style:graphic-properties svg:stroke-width="0.081cm" svg:stroke-color="#ffffff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1" style:family="graphic" style:parent-style-name="HTML_5f_boton_5f_principal">
      <style:graphic-properties draw:fill="solid" draw:fill-color="#cccccc" fo:min-height="1.99cm" fo:min-width="3.51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4.265cm"/>
      <style:paragraph-properties style:writing-mode="lr-tb"/>
    </style:style>
    <style:style style:name="gr23" style:family="graphic" style:parent-style-name="HTML_5f_boton_5f_principal">
      <style:graphic-properties draw:fill="solid" draw:fill-color="#fff5ce" fo:min-height="1.532cm" fo:min-width="4.203cm"/>
      <style:paragraph-properties style:writing-mode="lr-tb"/>
    </style:style>
    <style:style style:name="gr24" style:family="graphic" style:parent-style-name="CUADRO_5f_body">
      <style:graphic-properties draw:textarea-vertical-align="top" fo:min-height="5.592cm" fo:min-width="8.009cm"/>
      <style:paragraph-properties style:writing-mode="lr-tb"/>
    </style:style>
    <style:style style:name="gr25" style:family="graphic" style:parent-style-name="standard" style:list-style-name="L1">
      <style:graphic-properties draw:fill="none" draw:opacity="100%" draw:textarea-horizontal-align="justify" draw:textarea-vertical-align="top" draw:auto-grow-height="false" fo:min-height="2.671cm" fo:min-width="8.009cm"/>
      <style:paragraph-properties style:writing-mode="lr-tb"/>
    </style:style>
    <style:style style:name="gr26" style:family="graphic" style:parent-style-name="standard" style:list-style-name="L1">
      <style:graphic-properties draw:fill="none" draw:opacity="100%" draw:textarea-horizontal-align="justify" draw:textarea-vertical-align="top" draw:auto-grow-height="false" fo:min-height="2.163cm" fo:min-width="8.009cm"/>
      <style:paragraph-properties style:writing-mode="lr-tb"/>
    </style:style>
    <style:style style:name="gr27" style:family="graphic" style:parent-style-name="standard" style:list-style-name="L1">
      <style:graphic-properties draw:fill="none" draw:textarea-horizontal-align="justify" draw:textarea-vertical-align="middle" draw:auto-grow-height="false" fo:min-height="1.147cm" fo:min-width="18.5cm"/>
      <style:paragraph-properties style:writing-mode="lr-tb"/>
    </style:style>
    <style:style style:name="gr28" style:family="graphic" style:parent-style-name="HTML_5f_boton_5f_principal">
      <style:graphic-properties fo:min-height="0.386cm" fo:min-width="5.216cm"/>
      <style:paragraph-properties style:writing-mode="lr-tb"/>
    </style:style>
    <style:style style:name="gr29" style:family="graphic" style:parent-style-name="standard" style:list-style-name="L1">
      <style:graphic-properties draw:fill="none" draw:opacity="100%" draw:textarea-horizontal-align="justify" draw:textarea-vertical-align="top" draw:auto-grow-height="false" fo:min-height="2.671cm" fo:min-width="8.009cm"/>
      <style:paragraph-properties style:writing-mode="lr-tb"/>
    </style:style>
    <style:style style:name="gr30" style:family="graphic" style:parent-style-name="standard" style:list-style-name="L1">
      <style:graphic-properties draw:fill="none" draw:opacity="100%" draw:textarea-horizontal-align="justify" draw:textarea-vertical-align="top" draw:auto-grow-height="false" fo:min-height="2.163cm" fo:min-width="8.009cm"/>
      <style:paragraph-properties style:writing-mode="lr-tb"/>
    </style:style>
    <style:style style:name="gr31" style:family="graphic" style:parent-style-name="standard" style:list-style-name="L1">
      <style:graphic-properties draw:fill="none" draw:textarea-horizontal-align="justify" draw:textarea-vertical-align="middle" draw:auto-grow-height="false" fo:min-height="1.147cm" fo:min-width="18.5cm"/>
      <style:paragraph-properties style:writing-mode="lr-tb"/>
    </style:style>
    <style:style style:name="gr32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ffff00" draw:opacity="100%" draw:textarea-horizontal-align="justify" draw:textarea-vertical-align="middle" draw:auto-grow-height="false" fo:min-height="0.513cm" fo:min-width="0.263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00" draw:opacity="10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00" draw:opacity="10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5" style:family="graphic" style:parent-style-name="standard">
      <style:graphic-properties svg:stroke-color="#355269" draw:fill-color="#ff0000" draw:textarea-horizontal-align="justify" draw:textarea-vertical-align="middle" draw:auto-grow-height="false" fo:min-height="0.766cm" fo:min-width="2.294cm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326cm" fo:min-width="0.076cm" fo:padding-top="0.139cm" fo:padding-bottom="0.139cm" fo:padding-left="0.264cm" fo:padding-right="0.264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" style:family="graphic" style:parent-style-name="standard">
      <style:graphic-properties svg:stroke-color="#355269" draw:fill-color="#5eb91e" draw:textarea-horizontal-align="justify" draw:textarea-vertical-align="middle" draw:auto-grow-height="false" fo:min-height="0.766cm" fo:min-width="2.294cm"/>
      <style:paragraph-properties style:writing-mode="lr-tb"/>
    </style:style>
    <style:style style:name="gr40" style:family="graphic" style:parent-style-name="standard" style:list-style-name="L1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404cm" fo:min-width="0.154cm" fo:padding-top="0.142cm" fo:padding-bottom="0.142cm" fo:padding-left="0.267cm" fo:padding-right="0.267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draw:stroke-dash="Dash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P1" style:family="paragraph">
      <loext:graphic-properties draw:fill-color="#1c1c1c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>
      <loext:graphic-properties draw:fill="none" draw:opacity="100%"/>
      <style:paragraph-properties fo:margin-left="0cm" fo:margin-right="0cm" fo:margin-top="0cm" fo:margin-bottom="0cm" fo:line-height="100%" fo:text-align="start" fo:text-indent="0cm"/>
      <style:text-properties style:font-name="Arial" fo:font-size="11pt" fo:font-style="italic" style:font-size-asian="11pt" style:font-style-asian="italic" style:font-size-complex="11pt" style:font-style-complex="italic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font-name="Arial" style:text-underline-style="non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Arial" style:text-underline-style="none"/>
    </style:style>
    <style:style style:name="P9" style:family="paragraph">
      <style:text-properties fo:color="#666666" loext:opacity="100%"/>
    </style:style>
    <style:style style:name="P10" style:family="paragraph">
      <style:paragraph-properties style:writing-mode="lr-tb"/>
      <style:text-properties fo:color="#666666" loext:opacity="100%"/>
    </style:style>
    <style:style style:name="P11" style:family="paragraph">
      <loext:graphic-properties draw:fill-color="#1c1c1c"/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loext:graphic-properties draw:fill-color="#eeeeee"/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style:paragraph-properties fo:text-align="start" style:writing-mode="lr-tb"/>
      <style:text-properties fo:color="#ffffff" loext:opacity="100%" fo:font-size="12pt"/>
    </style:style>
    <style:style style:name="P14" style:family="paragraph">
      <loext:graphic-properties draw:fill-color="#355269"/>
      <style:paragraph-properties fo:text-align="start" style:writing-mode="lr-tb"/>
      <style:text-properties fo:color="#ffffff" loext:opacity="100%" fo:font-size="1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style:writing-mode="lr-tb"/>
      <style:text-properties fo:font-size="12pt"/>
    </style:style>
    <style:style style:name="P17" style:family="paragraph">
      <style:paragraph-properties style:writing-mode="lr-tb"/>
      <style:text-properties fo:color="#000000" loext:opacity="100%" fo:font-size="12pt"/>
    </style:style>
    <style:style style:name="P18" style:family="paragraph">
      <loext:graphic-properties draw:fill="solid" draw:fill-color="#cccccc"/>
      <style:paragraph-properties style:writing-mode="lr-tb"/>
      <style:text-properties fo:color="#000000" loext:opacity="100%" fo:font-size="12pt"/>
    </style:style>
    <style:style style:name="P19" style:family="paragraph">
      <style:text-properties fo:font-size="13pt"/>
    </style:style>
    <style:style style:name="P20" style:family="paragraph">
      <loext:graphic-properties draw:fill="none" draw:fill-color="#ffffff"/>
      <style:paragraph-properties style:writing-mode="lr-tb"/>
      <style:text-properties fo:font-size="13pt"/>
    </style:style>
    <style:style style:name="P21" style:family="paragraph">
      <loext:graphic-properties draw:fill="solid" draw:fill-color="#fff5ce"/>
      <style:paragraph-properties style:writing-mode="lr-tb"/>
      <style:text-properties fo:color="#000000" loext:opacity="100%" fo:font-size="12pt"/>
    </style:style>
    <style:style style:name="P22" style:family="paragraph">
      <style:paragraph-properties fo:margin-left="0cm" fo:margin-right="0cm" fo:text-align="start" fo:text-indent="0cm">
        <style:tab-stops/>
      </style:paragraph-properties>
      <style:text-properties fo:language="es" fo:country="AR"/>
    </style:style>
    <style:style style:name="P23" style:family="paragraph">
      <style:paragraph-properties fo:margin-left="0.5cm" fo:margin-right="0cm" fo:text-align="start" fo:text-indent="0cm">
        <style:tab-stops/>
      </style:paragraph-properties>
      <style:text-properties fo:language="es" fo:country="AR"/>
    </style:style>
    <style:style style:name="P24" style:family="paragraph">
      <loext:graphic-properties draw:fill="solid" draw:fill-color="#ffff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-color="#ff0000"/>
      <style:paragraph-properties fo:text-align="start" style:writing-mode="lr-tb"/>
      <style:text-properties fo:color="#ffffff" loext:opacity="100%" fo:font-size="12pt"/>
    </style:style>
    <style:style style:name="P27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-color="#5eb91e"/>
      <style:paragraph-properties fo:text-align="start" style:writing-mode="lr-tb"/>
      <style:text-properties fo:color="#ffffff" loext:opacity="100%" fo:font-size="12pt"/>
    </style:style>
    <style:style style:name="P30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text-align="start" style:writing-mode="lr-tb"/>
    </style:style>
    <style:style style:name="T1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2" style:family="text">
      <style:text-properties style:font-name="Arial" style:text-underline-style="none"/>
    </style:style>
    <style:style style:name="T3" style:family="text">
      <style:text-properties fo:color="#ffffff" loext:opacity="100%" fo:font-size="12pt"/>
    </style:style>
    <style:style style:name="T4" style:family="text">
      <style:text-properties fo:color="#000000" loext:opacity="100%"/>
    </style:style>
    <style:style style:name="T5" style:family="text">
      <style:text-properties fo:font-size="13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8pt" style:text-underline-style="none"/>
    </style:style>
    <style:style style:name="T8" style:family="text">
      <style:text-properties fo:color="#666666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5cm" svg:height="14.5cm" svg:x="1cm" svg:y="3.0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7cm" svg:height="12cm" svg:x="1.254cm" svg:y="4.367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" draw:text-style-name="P3" draw:layer="layout" svg:width="2.479cm" svg:height="0.962cm" svg:x="3.474cm" svg:y="5.086cm">
          <draw:text-box>
            <text:p>LOGIN</text:p>
          </draw:text-box>
        </draw:frame>
        <draw:custom-shape draw:style-name="gr4" draw:layer="layout" svg:width="5.842cm" svg:height="1.143cm" svg:x="1.889cm" svg:y="7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2.17cm" svg:height="0.827cm" svg:x="1.95cm" svg:y="6.156cm">
          <draw:text-box>
            <text:p>Usuario:</text:p>
          </draw:text-box>
        </draw:frame>
        <draw:custom-shape draw:style-name="gr4" draw:layer="layout" svg:width="5.842cm" svg:height="1.143cm" svg:x="1.762cm" svg:y="9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1.683cm" svg:height="0.827cm" svg:x="1.823cm" svg:y="8.642cm">
          <draw:text-box>
            <text:p>Clave:</text:p>
          </draw:text-box>
        </draw:frame>
        <draw:custom-shape draw:style-name="gr7" draw:text-style-name="P4" draw:layer="layout" svg:width="3.937cm" svg:height="1.27cm" svg:x="1.889cm" svg:y="11.436cm">
          <text:p text:style-name="P4">Ingres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937cm" svg:height="1.27cm" svg:x="1.889cm" svg:y="14.484cm">
          <text:p text:style-name="P4">Registra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layer="layout" svg:width="8.509cm" svg:height="0.889cm" svg:x="11.491cm" svg:y="3.032cm">
            <text:p>Descripción</text:p>
            <draw:enhanced-geometry svg:viewBox="0 0 21600 21600" draw:type="rectangle" draw:enhanced-path="M 0 0 L 21600 0 21600 21600 0 21600 0 0 Z N"/>
          </draw:custom-shape>
          <draw:custom-shape draw:style-name="gr9" draw:layer="layout" svg:width="8.509cm" svg:height="5.842cm" svg:x="11.491cm" svg:y="3.921cm">
            <text:p>Pantalla de entrada al sistema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layer="layout" svg:width="8.509cm" svg:height="0.889cm" svg:x="11.491cm" svg:y="10.271cm">
            <text:p>Usuarios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8.509cm" svg:height="2.921cm" svg:x="11.491cm" svg:y="11.16cm">
            <text:p text:style-name="P5"><text:span text:style-name="T1">TODO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layer="layout" svg:width="8.509cm" svg:height="0.889cm" svg:x="11.491cm" svg:y="14.589cm">
            <text:p>Menú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yout" svg:width="8.509cm" svg:height="2.413cm" svg:x="11.491cm" svg:y="15.478cm">
            <text:p text:style-name="P5"><text:span text:style-name="T1">ningun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2" draw:text-style-name="P8" draw:layer="layout" svg:width="19cm" svg:height="1.397cm" svg:x="1cm" svg:y="1cm">
          <text:p text:style-name="P7"><text:span text:style-name="T2">Pantalla 1: Login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custom-shape draw:style-name="gr1" draw:text-style-name="P1" draw:layer="layout" svg:width="7.5cm" svg:height="14.5cm" svg:x="1cm" svg:y="3.0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7cm" svg:height="12cm" svg:x="1.254cm" svg:y="4.367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" draw:text-style-name="P3" draw:layer="layout" svg:width="4.02cm" svg:height="0.962cm" svg:x="2.651cm" svg:y="4.991cm">
          <draw:text-box>
            <text:p>Registración</text:p>
          </draw:text-box>
        </draw:frame>
        <draw:g>
          <draw:custom-shape draw:style-name="gr4" draw:layer="layout" svg:width="5.842cm" svg:height="1.143cm" svg:x="1.889cm" svg:y="6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10" draw:layer="layout" svg:width="2.17cm" svg:height="0.827cm" svg:x="2.005cm" svg:y="6.566cm">
            <draw:text-box>
              <text:p text:style-name="P9">Nombre</text:p>
            </draw:text-box>
          </draw:frame>
        </draw:g>
        <draw:custom-shape draw:style-name="gr7" draw:text-style-name="P4" draw:layer="layout" svg:width="3.937cm" svg:height="1.27cm" svg:x="3.921cm" svg:y="14.97cm">
          <text:p text:style-name="P4">Invi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" draw:layer="layout" svg:width="8.509cm" svg:height="0.889cm" svg:x="11.491cm" svg:y="3.032cm">
            <text:p>Descripción</text:p>
            <draw:enhanced-geometry svg:viewBox="0 0 21600 21600" draw:type="rectangle" draw:enhanced-path="M 0 0 L 21600 0 21600 21600 0 21600 0 0 Z N"/>
          </draw:custom-shape>
          <draw:custom-shape draw:style-name="gr14" draw:layer="layout" svg:width="8.509cm" svg:height="5.842cm" svg:x="11.491cm" svg:y="3.921cm">
            <text:p>Pantalla de entrada al sistema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layer="layout" svg:width="8.509cm" svg:height="0.889cm" svg:x="11.491cm" svg:y="10.271cm">
            <text:p>Usuarios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8.509cm" svg:height="2.921cm" svg:x="11.491cm" svg:y="11.16cm">
            <text:p text:style-name="P5"><text:span text:style-name="T1">Anonimos (que no tenga el email registrado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layer="layout" svg:width="8.509cm" svg:height="0.889cm" svg:x="11.491cm" svg:y="14.589cm">
            <text:p>Menú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8.509cm" svg:height="2.413cm" svg:x="11.491cm" svg:y="15.478cm">
            <text:p text:style-name="P5"><text:span text:style-name="T1">ningun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7" draw:text-style-name="P8" draw:layer="layout" svg:width="19cm" svg:height="1.397cm" svg:x="1cm" svg:y="1cm">
          <text:p text:style-name="P7"><text:span text:style-name="T2">Pantalla 1: Registro</text:span></text:p>
          <draw:enhanced-geometry svg:viewBox="0 0 21600 21600" draw:type="rectangle" draw:enhanced-path="M 0 0 L 21600 0 21600 21600 0 21600 0 0 Z N"/>
        </draw:custom-shape>
        <draw:g>
          <draw:custom-shape draw:style-name="gr4" draw:layer="layout" svg:width="5.842cm" svg:height="1.143cm" svg:x="1.889cm" svg:y="7.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10" draw:layer="layout" svg:width="2.17cm" svg:height="0.827cm" svg:x="2.005cm" svg:y="8.092cm">
            <draw:text-box>
              <text:p text:style-name="P9">e-mail</text:p>
            </draw:text-box>
          </draw:frame>
        </draw:g>
        <draw:g>
          <draw:custom-shape draw:style-name="gr4" draw:layer="layout" svg:width="5.842cm" svg:height="1.143cm" svg:x="1.889cm" svg:y="9.3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10" draw:layer="layout" svg:width="3.762cm" svg:height="0.827cm" svg:x="2.005cm" svg:y="9.618cm">
            <draw:text-box>
              <text:p text:style-name="P9">Nombre usuario</text:p>
            </draw:text-box>
          </draw:frame>
        </draw:g>
        <draw:g>
          <draw:custom-shape draw:style-name="gr4" draw:layer="layout" svg:width="5.842cm" svg:height="1.143cm" svg:x="1.889cm" svg:y="10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10" draw:layer="layout" svg:width="2.17cm" svg:height="0.827cm" svg:x="2.005cm" svg:y="11.144cm">
            <draw:text-box>
              <text:p text:style-name="P9">clave</text:p>
            </draw:text-box>
          </draw:frame>
        </draw:g>
        <draw:g>
          <draw:custom-shape draw:style-name="gr4" draw:layer="layout" svg:width="5.842cm" svg:height="1.143cm" svg:x="1.889cm" svg:y="12.3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10" draw:layer="layout" svg:width="3.05cm" svg:height="0.827cm" svg:x="2.005cm" svg:y="12.535cm">
            <draw:text-box>
              <text:p text:style-name="P9">Repetir clave</text:p>
            </draw:text-box>
          </draw:frame>
        </draw:g>
      </draw:page>
      <draw:page draw:name="page3" draw:style-name="dp1" draw:master-page-name="Default">
        <draw:g>
          <draw:custom-shape draw:style-name="gr1" draw:text-style-name="P11" draw:layer="layout" svg:width="7.5cm" svg:height="14.5cm" svg:x="0.993cm" svg:y="3.0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2" draw:layer="layout" svg:width="7cm" svg:height="12cm" svg:x="1.247cm" svg:y="4.367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8" draw:text-style-name="P14" draw:layer="layout" svg:width="6.985cm" svg:height="1.397cm" svg:x="1.254cm" svg:y="4.324cm">
          <text:p text:style-name="P13"><text:span text:style-name="T3">SigmaApps</text:span></text:p>
          <draw:enhanced-geometry svg:viewBox="0 0 21600 21600" draw:type="rectangle" draw:enhanced-path="M 0 0 L 21600 0 21600 21600 0 21600 0 0 Z N"/>
        </draw:custom-shape>
        <draw:custom-shape draw:style-name="gr19" draw:layer="layout" svg:width="1.016cm" svg:height="0.889cm" svg:x="6.969cm" svg:y="4.5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" draw:text-style-name="P15" draw:layer="layout" svg:x1="7.223cm" svg:y1="5.213cm" svg:x2="7.731cm" svg:y2="5.213cm">
            <text:p/>
          </draw:line>
          <draw:line draw:style-name="gr20" draw:text-style-name="P15" draw:layer="layout" svg:x1="7.223cm" svg:y1="5.023cm" svg:x2="7.731cm" svg:y2="5.023cm">
            <text:p/>
          </draw:line>
          <draw:line draw:style-name="gr20" draw:text-style-name="P15" draw:layer="layout" svg:x1="7.223cm" svg:y1="4.832cm" svg:x2="7.731cm" svg:y2="4.832cm">
            <text:p/>
          </draw:line>
        </draw:g>
        <draw:custom-shape draw:style-name="gr7" draw:text-style-name="P16" draw:layer="layout" svg:width="3.937cm" svg:height="1.27cm" svg:x="4.048cm" svg:y="14.357cm">
          <text:p text:style-name="P16">Agregar Ap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4.318cm" svg:height="2.54cm" svg:x="2.27cm" svg:y="7.245cm">
          <text:p text:style-name="P17"><text:span text:style-name="T4">Aplicación AP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0" draw:layer="layout" svg:width="4.765cm" svg:height="0.835cm" svg:x="1.696cm" svg:y="6.356cm">
          <draw:text-box>
            <text:p text:style-name="P19"><text:span text:style-name="T5">Aplicaciones Propias</text:span></text:p>
          </draw:text-box>
        </draw:frame>
        <draw:custom-shape draw:style-name="gr23" draw:text-style-name="P21" draw:layer="layout" svg:width="4.953cm" svg:height="2.032cm" svg:x="2.016cm" svg:y="11.69cm">
          <text:p text:style-name="P17"><text:span text:style-name="T4">Aplicación APP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" draw:layer="layout" svg:width="8.509cm" svg:height="0.889cm" svg:x="11.491cm" svg:y="3.032cm">
            <text:p>Descripción</text:p>
            <draw:enhanced-geometry svg:viewBox="0 0 21600 21600" draw:type="rectangle" draw:enhanced-path="M 0 0 L 21600 0 21600 21600 0 21600 0 0 Z N"/>
          </draw:custom-shape>
          <draw:custom-shape draw:style-name="gr24" draw:text-style-name="P23" draw:layer="layout" svg:width="8.509cm" svg:height="5.842cm" svg:x="11.491cm" svg:y="3.921cm">
            <text:p text:style-name="P22">Pantalla que permite al usuario acceder a </text:p>
            <text:p text:style-name="P22">las aplicaciones que <text:s/>puede usar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layer="layout" svg:width="8.509cm" svg:height="0.889cm" svg:x="11.491cm" svg:y="10.271cm">
            <text:p>Usuarios</text:p>
            <draw:enhanced-geometry svg:viewBox="0 0 21600 21600" draw:type="rectangle" draw:enhanced-path="M 0 0 L 21600 0 21600 21600 0 21600 0 0 Z N"/>
          </draw:custom-shape>
          <draw:custom-shape draw:style-name="gr25" draw:text-style-name="P6" draw:layer="layout" svg:width="8.509cm" svg:height="2.921cm" svg:x="11.491cm" svg:y="11.16cm">
            <text:p text:style-name="P5"><text:span text:style-name="T1">+ Propietario</text:span></text:p>
            <text:p text:style-name="P5"><text:span text:style-name="T1">+ Invitado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layer="layout" svg:width="8.509cm" svg:height="0.889cm" svg:x="11.491cm" svg:y="14.589cm">
            <text:p>Menú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6" draw:layer="layout" svg:width="8.509cm" svg:height="2.413cm" svg:x="11.491cm" svg:y="15.478cm">
            <text:p text:style-name="P5"><text:span text:style-name="T1">- Configurar perfil</text:span></text:p>
            <text:p text:style-name="P5"><text:span text:style-name="T1">- Sali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7" draw:text-style-name="P8" draw:layer="layout" svg:width="19cm" svg:height="1.397cm" svg:x="1cm" svg:y="1cm">
          <text:p text:style-name="P7"><text:span text:style-name="T6">Pantalla 2: </text:span><text:span text:style-name="T7"><text:s/>Inicio de Apps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g>
          <draw:custom-shape draw:style-name="gr1" draw:text-style-name="P1" draw:layer="layout" svg:width="7.5cm" svg:height="14.5cm" svg:x="1cm" svg:y="3.0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7cm" svg:height="12cm" svg:x="1.254cm" svg:y="4.367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layer="layout" svg:width="5.842cm" svg:height="1.143cm" svg:x="1.889cm" svg:y="8.2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4" draw:layer="layout" svg:width="5.842cm" svg:height="0.762cm" svg:x="1.889cm" svg:y="7.096cm">
          <text:p text:style-name="P4">Buscar Clien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" draw:layer="layout" svg:width="8.509cm" svg:height="0.889cm" svg:x="11.491cm" svg:y="3.032cm">
            <text:p>Descripción</text:p>
            <draw:enhanced-geometry svg:viewBox="0 0 21600 21600" draw:type="rectangle" draw:enhanced-path="M 0 0 L 21600 0 21600 21600 0 21600 0 0 Z N"/>
          </draw:custom-shape>
          <draw:custom-shape draw:style-name="gr14" draw:layer="layout" svg:width="8.509cm" svg:height="5.842cm" svg:x="11.491cm" svg:y="3.921cm">
            <text:p>Pantalla de entrada al sistema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layer="layout" svg:width="8.509cm" svg:height="0.889cm" svg:x="11.491cm" svg:y="10.271cm">
            <text:p>Usuarios</text:p>
            <draw:enhanced-geometry svg:viewBox="0 0 21600 21600" draw:type="rectangle" draw:enhanced-path="M 0 0 L 21600 0 21600 21600 0 21600 0 0 Z N"/>
          </draw:custom-shape>
          <draw:custom-shape draw:style-name="gr29" draw:text-style-name="P6" draw:layer="layout" svg:width="8.509cm" svg:height="2.921cm" svg:x="11.491cm" svg:y="11.16cm">
            <text:p text:style-name="P5"><text:span text:style-name="T1">TODO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layer="layout" svg:width="8.509cm" svg:height="0.889cm" svg:x="11.491cm" svg:y="14.589cm">
            <text:p>Menú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6" draw:layer="layout" svg:width="8.509cm" svg:height="2.413cm" svg:x="11.491cm" svg:y="15.478cm">
            <text:p text:style-name="P5"><text:span text:style-name="T1">ningun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1" draw:text-style-name="P8" draw:layer="layout" svg:width="19cm" svg:height="1.397cm" svg:x="1cm" svg:y="1cm">
          <text:p text:style-name="P7"><text:span text:style-name="T2">Pantalla : Pedido Express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14" draw:layer="layout" svg:width="6.985cm" svg:height="1.397cm" svg:x="1.254cm" svg:y="4.324cm">
            <text:p text:style-name="P13"><text:span text:style-name="T3"><text:s text:c="8"/></text:span><text:span text:style-name="T3">App1</text:span></text:p>
            <draw:enhanced-geometry svg:viewBox="0 0 21600 21600" draw:type="rectangle" draw:enhanced-path="M 0 0 L 21600 0 21600 21600 0 21600 0 0 Z N"/>
          </draw:custom-shape>
          <draw:custom-shape draw:style-name="gr19" draw:layer="layout" svg:width="1.016cm" svg:height="0.889cm" svg:x="6.969cm" svg:y="4.57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0" draw:text-style-name="P15" draw:layer="layout" svg:x1="7.223cm" svg:y1="5.213cm" svg:x2="7.731cm" svg:y2="5.213cm">
              <text:p/>
            </draw:line>
            <draw:line draw:style-name="gr20" draw:text-style-name="P15" draw:layer="layout" svg:x1="7.223cm" svg:y1="5.023cm" svg:x2="7.731cm" svg:y2="5.023cm">
              <text:p/>
            </draw:line>
            <draw:line draw:style-name="gr20" draw:text-style-name="P15" draw:layer="layout" svg:x1="7.223cm" svg:y1="4.832cm" svg:x2="7.731cm" svg:y2="4.832cm">
              <text:p/>
            </draw:line>
          </draw:g>
          <draw:g draw:name="media-playback-start">
            <draw:custom-shape draw:style-name="gr32" draw:text-style-name="P24" draw:layer="layout" svg:width="0.762cm" svg:height="0.762cm" draw:transform="rotate (1.5707963267949) translate (1.508cm 5.445cm)">
              <text:p/>
  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3" draw:text-style-name="P25" draw:layer="layout" svg:width="0.381cm" svg:height="0.381cm" draw:transform="rotate (1.5707963267949) translate (1.699cm 5.2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34" draw:text-style-name="P24" draw:layer="layout" svg:width="0.17cm" svg:height="0.158cm" draw:transform="rotate (0.980875039620813) translate (1.79365053558786cm 5.11193941437967cm)" svg:viewBox="0 0 171 159" draw:points="0,0 171,0 106,159">
              <text:p/>
            </draw:polygon>
          </draw:g>
        </draw:g>
        <draw:frame draw:style-name="gr6" draw:text-style-name="P4" draw:layer="layout" svg:width="1.878cm" svg:height="0.827cm" svg:x="2.238cm" svg:y="8.301cm">
          <draw:text-box>
            <text:p><text:span text:style-name="T8">Cliente</text:span></text:p>
          </draw:text-box>
        </draw:frame>
        <draw:custom-shape draw:style-name="gr18" draw:text-style-name="P14" draw:layer="layout" svg:width="6.985cm" svg:height="1.397cm" svg:x="1.254cm" svg:y="14.97cm">
          <text:p text:style-name="P13"><text:span text:style-name="T3"/></text:p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2.794cm" svg:height="1.016cm" svg:x="1.508cm" svg:y="15.224cm">
          <text:p/>
          <draw:enhanced-geometry svg:viewBox="0 0 21600 21600" draw:type="rectangle" draw:enhanced-path="M 0 0 L 21600 0 21600 21600 0 21600 0 0 Z N"/>
        </draw:custom-shape>
        <draw:g draw:name="status-error">
          <draw:custom-shape draw:style-name="gr36" draw:text-style-name="P27" draw:layer="layout" svg:width="0.852cm" svg:height="0.852cm" svg:x="2.397cm" svg:y="15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7" draw:text-style-name="P28" draw:layer="layout" svg:width="0.618cm" svg:height="0.001cm" draw:transform="skewX (0.00226892802759267) rotate (0.788714288976237) translate (2.60425534959351cm 16.0057492682927cm)" svg:viewBox="0 0 619 2" svg:d="M0 0c206 0 411 2 619 2">
            <text:p/>
          </draw:path>
          <draw:path draw:style-name="gr38" draw:text-style-name="P28" draw:layer="layout" svg:width="0.618cm" svg:height="-0.001cm" draw:transform="rotate (2.35619449019234) translate (3.04174926829269cm 16.0057492682927cm)" svg:viewBox="0 0 619 0" svg:d="M0 0c206 0 411 0 619 0">
            <text:p/>
          </draw:path>
        </draw:g>
        <draw:custom-shape draw:style-name="gr39" draw:text-style-name="P29" draw:layer="layout" svg:width="2.794cm" svg:height="1.016cm" svg:x="5.191cm" svg:y="15.224cm">
          <text:p/>
          <draw:enhanced-geometry svg:viewBox="0 0 21600 21600" draw:type="rectangle" draw:enhanced-path="M 0 0 L 21600 0 21600 21600 0 21600 0 0 Z N"/>
        </draw:custom-shape>
        <draw:g draw:name="checkbox-checked">
          <draw:custom-shape draw:style-name="gr40" draw:text-style-name="P30" draw:layer="layout" svg:width="0.762cm" svg:height="0.762cm" svg:x="6.334cm" svg:y="15.3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41" draw:text-style-name="P28" draw:layer="layout" svg:width="0.374cm" svg:height="0.286cm" svg:x="6.529cm" svg:y="15.589cm" svg:viewBox="0 0 375 287" draw:points="0,160 128,287 375,0">
            <text:p/>
          </draw:polyline>
        </draw:g>
        <draw:frame draw:style-name="gr6" draw:text-style-name="P4" draw:layer="layout" svg:width="2.009cm" svg:height="0.827cm" svg:x="1.889cm" svg:y="9.763cm">
          <draw:text-box>
            <text:p><text:span text:style-name="T8">Detalle:</text:span></text:p>
          </draw:text-box>
        </draw:frame>
        <draw:custom-shape draw:style-name="gr28" draw:text-style-name="P31" draw:layer="layout" svg:width="5.842cm" svg:height="0.762cm" svg:x="1.889cm" svg:y="10.779cm">
          <text:p text:style-name="P31">12 Vinilos troquela… <text:s text:c="2"/>$133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1" draw:layer="layout" svg:width="5.842cm" svg:height="0.762cm" svg:x="1.889cm" svg:y="11.668cm">
          <text:p text:style-name="P31">12 Vinilos troquela… <text:s text:c="2"/>$133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1" draw:layer="layout" svg:width="5.842cm" svg:height="0.762cm" svg:x="1.889cm" svg:y="12.557cm">
          <text:p text:style-name="P31">12 Vinilos troquela… <text:s text:c="2"/>$133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4.13cm" svg:height="0.827cm" svg:x="1.789cm" svg:y="5.888cm">
          <draw:text-box>
            <text:p><text:span text:style-name="T8">Fecha: 23/10/2020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oto Sans1" svg:font-family="'Noto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79" draw:display-name="Gradient 79" draw:style="linear" draw:start-color="#233473" draw:end-color="#3a5ad0" draw:start-intensity="100%" draw:end-intensity="100%" draw:angle="180deg" draw:border="0%"/>
    <draw:gradient draw:name="Gradient_20_82" draw:display-name="Gradient 82" draw:style="linear" draw:start-color="#355269" draw:end-color="#456281" draw:start-intensity="100%" draw:end-intensity="100%" draw:angle="18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TML_5f_inputText" style:display-name="HTML_inputText" style:family="graphic" style:parent-style-name="standard">
      <style:graphic-properties svg:stroke-width="0.028cm" svg:stroke-color="#666666" draw:marker-start-width="0.242cm" draw:marker-end-width="0.242cm" draw:fill-color="#ffffff" draw:textarea-horizontal-align="justify" draw:textarea-vertical-align="middle" draw:auto-grow-height="false" fo:min-height="0.783cm" fo:min-width="5.232cm" fo:padding-top="0.139cm" fo:padding-bottom="0.139cm" fo:padding-left="0.264cm" fo:padding-right="0.264cm" draw:shadow="visible" draw:shadow-offset-x="0.106cm" draw:shadow-offset-y="0.106cm" draw:shadow-opacity="43%"/>
      <style:paragraph-properties fo:text-align="center"/>
    </style:style>
    <style:style style:name="HTML_5f_inputLabel" style:display-name="HTML_inputLabel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style:font-name="Noto Sans1" fo:font-family="'Noto Sans'" style:font-family-generic="swiss" style:font-pitch="variable" fo:font-size="12pt" style:font-size-asian="12pt" style:font-size-complex="12pt"/>
    </style:style>
    <style:style style:name="HTML_5f_boton_5f_principal" style:display-name="HTML_boton_principal" style:family="graphic" style:parent-style-name="standard">
      <style:graphic-properties svg:stroke-width="0.053cm" svg:stroke-color="#ffffff" draw:marker-start-width="0.279cm" draw:marker-end-width="0.279cm" draw:fill="gradient" draw:fill-color="#0d3ae2" draw:fill-gradient-name="Gradient_20_79" draw:textarea-horizontal-align="justify" draw:textarea-vertical-align="middle" draw:auto-grow-height="false" fo:min-height="0.844cm" fo:min-width="3.261cm" fo:padding-top="0.151cm" fo:padding-bottom="0.151cm" fo:padding-left="0.276cm" fo:padding-right="0.276cm" draw:shadow="visible" draw:shadow-offset-x="0.106cm" draw:shadow-offset-y="0.106cm" draw:shadow-opacity="44%"/>
      <style:paragraph-properties fo:text-align="center"/>
      <style:text-properties fo:color="#ffffff" loext:opacity="100%" fo:font-size="12pt" style:font-size-asian="12pt" style:font-size-complex="12pt"/>
    </style:style>
    <style:style style:name="HTML_5f_boton_5f_menu" style:display-name="HTML_boton_menu" style:family="graphic" style:parent-style-name="standard">
      <style:graphic-properties svg:stroke-width="0.018cm" draw:marker-start-width="0.227cm" draw:marker-end-width="0.227cm" draw:fill="gradient" draw:fill-gradient-name="Gradient_20_82" fo:padding-top="0.134cm" fo:padding-bottom="0.134cm" fo:padding-left="0.259cm" fo:padding-right="0.259cm" draw:shadow="hidden"/>
    </style:style>
    <style:style style:name="CUADRO_5f_cabecera" style:display-name="CUADRO_cabecera" style:family="graphic" style:parent-style-name="standard">
      <style:graphic-properties svg:stroke-width="0.028cm" draw:marker-start-width="0.242cm" draw:marker-end-width="0.242cm" draw:fill="solid" draw:fill-color="#355269" draw:opacity="100%" draw:textarea-horizontal-align="justify" draw:textarea-vertical-align="middle" draw:auto-grow-height="false" fo:min-height="0.639cm" fo:min-width="8.009cm" fo:padding-top="0.139cm" fo:padding-bottom="0.139cm" fo:padding-left="0.264cm" fo:padding-right="0.264cm"/>
      <style:paragraph-properties fo:text-align="center"/>
      <style:text-properties fo:color="#ffffff" loext:opacity="100%" fo:font-size="13pt"/>
    </style:style>
    <style:style style:name="CUADRO_5f_body" style:display-name="CUADRO_body" style:family="graphic" style:parent-style-name="standard">
      <style:graphic-properties draw:fill="none" draw:opacity="100%" draw:textarea-horizontal-align="justify" draw:textarea-vertical-align="top" draw:auto-grow-height="false" fo:min-height="5.592cm" fo:min-width="8.009cm">
        <text:list-style style:name="CUADRO_5f_body" style:display-name="CUADRO_bod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1.2$Windows_X86_64 LibreOffice_project/7cbcfc562f6eb6708b5ff7d7397325de9e764452</meta:generator>
    <dc:date>2020-10-03T16:27:22.236000000</dc:date>
    <meta:editing-duration>PT2H20M33S</meta:editing-duration>
    <meta:editing-cycles>10</meta:editing-cycles>
    <meta:document-statistic meta:object-count="115"/>
  </office:meta>
</office:document-meta>
</file>